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Normal">
      <style:paragraph-properties fo:margin-top="0in" fo:margin-bottom="0in" fo:line-height="100%"/>
      <style:text-properties style:font-name="Times New Roman" fo:font-size="12pt" style:font-name-asian="Times New Roman" style:font-size-asian="12pt" style:font-name-complex="Times New Roman" style:font-size-complex="12pt"/>
    </style:style>
    <style:style style:name="P2" style:family="paragraph" style:parent-style-name="Normal">
      <style:paragraph-properties fo:margin-top="0in" fo:margin-bottom="0in" fo:line-height="100%"/>
    </style:style>
    <style:style style:name="P3" style:family="paragraph" style:parent-style-name="Normal">
      <style:paragraph-properties fo:margin-top="0in" fo:margin-bottom="0in" fo:line-height="100%"/>
      <style:text-properties style:font-name="Arial" fo:font-size="11.5pt" style:font-name-asian="Times New Roman" style:font-size-asian="11.5pt" style:font-name-complex="Arial" style:font-size-complex="11.5pt"/>
    </style:style>
    <style:style style:name="P4" style:family="paragraph" style:parent-style-name="Normal">
      <style:paragraph-properties fo:margin-top="0in" fo:margin-bottom="0in" fo:line-height="100%"/>
      <style:text-properties style:font-name="Arial" fo:font-size="11.5pt" style:text-underline-style="solid" style:text-underline-width="auto" style:text-underline-color="font-color" fo:font-weight="bold" style:text-underline-mode="continuous" style:text-overline-mode="continuous" style:text-line-through-mode="continuous" style:font-name-asian="Times New Roman" style:font-size-asian="11.5pt" style:font-weight-asian="bold" style:font-name-complex="Arial" style:font-size-complex="11.5pt"/>
    </style:style>
    <style:style style:name="P5" style:family="paragraph" style:parent-style-name="Normal">
      <style:paragraph-properties fo:margin-top="0in" fo:margin-bottom="0.0693in" fo:line-height="100%"/>
      <style:text-properties style:font-name="Arial" fo:font-size="11.5pt" style:font-name-asian="Times New Roman" style:font-size-asian="11.5pt" style:font-name-complex="Arial" style:font-size-complex="11.5pt"/>
    </style:style>
    <style:style style:name="P6" style:family="paragraph" style:parent-style-name="Normal">
      <style:paragraph-properties fo:margin-top="0in" fo:margin-bottom="0.0693in" fo:line-height="100%"/>
      <style:text-properties style:font-name="Times New Roman" fo:font-size="12pt" style:font-name-asian="Times New Roman" style:font-size-asian="12pt" style:font-name-complex="Times New Roman" style:font-size-complex="12pt"/>
    </style:style>
    <style:style style:name="P7" style:family="paragraph" style:parent-style-name="Normal" style:master-page-name="MP0">
      <style:paragraph-properties fo:margin-top="0in" fo:margin-bottom="0in" fo:line-height="100%" style:page-number="auto" fo:break-before="page"/>
      <style:text-properties style:font-name="Arial" fo:font-size="11.5pt" fo:font-weight="bold" style:font-name-asian="Times New Roman" style:font-size-asian="11.5pt" style:font-weight-asian="bold" style:font-name-complex="Arial" style:font-size-complex="11.5pt"/>
    </style:style>
    <style:style style:name="P8" style:family="paragraph" style:parent-style-name="Normal" style:list-style-name="L1">
      <style:paragraph-properties fo:margin-left="0.25in" fo:margin-right="0in" fo:margin-top="0.0693in" fo:margin-bottom="0.0693in" fo:line-height="100%" fo:text-indent="0in" style:auto-text-indent="false" style:vertical-align="baseline">
        <style:tab-stops>
          <style:tab-stop style:position="0.25in"/>
        </style:tab-stops>
      </style:paragraph-properties>
      <style:text-properties style:font-name="Arial" fo:font-size="11.5pt" style:font-name-asian="Times New Roman" style:font-size-asian="11.5pt" style:font-name-complex="Arial" style:font-size-complex="11.5pt"/>
    </style:style>
    <style:style style:name="T1" style:family="text">
      <style:text-properties style:font-name="Arial" fo:font-size="11.5pt" style:font-name-asian="Times New Roman" style:font-size-asian="11.5pt" style:font-name-complex="Arial" style:font-size-complex="11.5pt"/>
    </style:style>
    <style:style style:name="T2" style:family="text">
      <style:text-properties style:font-name="Arial" fo:font-size="11.5pt" fo:font-style="italic" style:font-name-asian="Times New Roman" style:font-size-asian="11.5pt" style:font-style-asian="italic" style:font-name-complex="Arial" style:font-size-complex="11.5pt"/>
    </style:style>
    <style:style style:name="T3" style:family="text">
      <style:text-properties style:font-name="Arial" fo:font-size="11.5pt" fo:font-style="italic" style:font-name-asian="Times New Roman" style:font-size-asian="11.5pt" style:font-style-asian="italic" style:font-name-complex="Arial" style:font-size-complex="11.5pt" style:font-style-complex="italic"/>
    </style:style>
    <style:style style:name="T4" style:family="text">
      <style:text-properties style:font-name="Arial" fo:font-size="11.5pt" style:text-underline-style="solid" style:text-underline-width="auto" style:text-underline-color="font-color" fo:font-weight="bold" style:text-underline-mode="continuous" style:text-overline-mode="continuous" style:text-line-through-mode="continuous" style:font-name-asian="Times New Roman" style:font-size-asian="11.5pt" style:font-weight-asian="bold" style:font-name-complex="Arial" style:font-size-complex="11.5pt" style:font-weight-complex="bold"/>
    </style:style>
    <style:style style:name="T5" style:family="text">
      <style:text-properties style:font-name="Arial" fo:font-size="11.5pt" fo:font-weight="bold" style:font-name-asian="Times New Roman" style:font-size-asian="11.5pt" style:font-weight-asian="bold" style:font-name-complex="Arial" style:font-size-complex="11.5pt" style:font-weight-complex="bold"/>
    </style:style>
    <style:style style:name="T6" style:family="text">
      <style:text-properties fo:color="#0000ff" style:font-name="Arial" fo:font-size="11.5pt" style:text-underline-style="solid" style:text-underline-width="auto" style:text-underline-color="font-color" style:text-underline-mode="continuous" style:text-overline-mode="continuous" style:text-line-through-mode="continuous" style:font-name-asian="Times New Roman" style:font-size-asian="11.5pt" style:font-name-complex="Arial" style:font-size-complex="11.5pt"/>
    </style:style>
    <style:style style:name="T7" style:family="text">
      <style:text-properties fo:color="#0000ff" style:font-name="Arial" fo:font-size="11.5pt" style:font-name-asian="Times New Roman" style:font-size-asian="11.5pt" style:font-name-complex="Arial" style:font-size-complex="11.5pt"/>
    </style:style>
    <style:style style:name="T8" style:family="text">
      <style:text-properties style:text-position="super 64%" style:font-name="Arial" fo:font-size="7pt" style:font-name-asian="Times New Roman" style:font-size-asian="7pt" style:font-name-complex="Arial" style:font-size-complex="7pt"/>
    </style:style>
    <style:style style:name="T9" style:family="text">
      <style:text-properties style:font-name="Times New Roman" fo:font-size="12pt" style:font-name-asian="Times New Roman" style:font-size-asian="12pt" style:font-name-complex="Times New Roman" style:font-size-complex="12pt"/>
    </style:style>
    <text:list-style style:name="L1">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Wingdings"/>
      </text:list-level-style-bullet>
      <text:list-level-style-bullet text:level="5" text:style-name="WW_5f_CharLFO1LVL5" text:bullet-char="">
        <style:list-level-properties text:space-before="2.25in" text:min-label-width="0.25in"/>
        <style:text-properties style:font-name="Wingdings"/>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Wingdings"/>
      </text:list-level-style-bullet>
      <text:list-level-style-bullet text:level="8" text:style-name="WW_5f_CharLFO1LVL8" text:bullet-char="">
        <style:list-level-properties text:space-before="3.75in" text:min-label-width="0.25in"/>
        <style:text-properties style:font-name="Wingdings"/>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overeign Credit Risk: <text:s/>An Open Database</text:p>
      <text:p text:style-name="P1"/>
      <text:p text:style-name="P2"><text:span text:style-name="Default_20_Paragraph_20_Font"><text:span text:style-name="T1">Throughout the Eurozone, credit rating agencies have been under attack for their lack of transparency and </text:span></text:span><text:span text:style-name="Default_20_Paragraph_20_Font"><text:span text:style-name="T1">for their </text:span></text:span><text:span text:style-name="Default_20_Paragraph_20_Font"><text:span text:style-name="T1">pro-cyclical sovereign rating actions. In the humble belief that the crowd can outperform the credit rating oracles, we</text:span></text:span><text:span text:style-name="Default_20_Paragraph_20_Font"><text:span text:style-name="T1"> are introducing a</text:span></text:span><text:span text:style-name="Default_20_Paragraph_20_Font"><text:span text:style-name="T1">n open</text:span></text:span><text:span text:style-name="Default_20_Paragraph_20_Font"><text:span text:style-name="T1"> database of historical sovereign risk data. It is available at </text:span></text:span><text:a xlink:type="simple" xlink:href="http://www.publicsectorcredit.org/sovdef" office:target-frame-name="_blank" xlink:show="new"><text:span text:style-name="Default_20_Paragraph_20_Font"><text:span text:style-name="T6">http://www.publicsectorcredit.org/sovdef</text:span></text:span></text:a><text:span text:style-name="Default_20_Paragraph_20_Font"><text:span text:style-name="T1"> where community members can both view and </text:span></text:span><text:span text:style-name="Default_20_Paragraph_20_Font"><text:span text:style-name="T2">edit</text:span></text:span><text:span text:style-name="Default_20_Paragraph_20_Font"><text:span text:style-name="T1"> the data. Once the quality of this data is sufficient, the data set can be used to create unbiased, transparent models of sovereign credit risk.</text:span></text:span></text:p>
      <text:p text:style-name="P1"/>
      <text:p text:style-name="P2"><text:span text:style-name="Default_20_Paragraph_20_Font"><text:span text:style-name="T1">The database contains central government revenue, expenditure, public debt and interest costs from the 19</text:span></text:span><text:span text:style-name="Default_20_Paragraph_20_Font"><text:span text:style-name="T8">th</text:span></text:span><text:span text:style-name="Default_20_Paragraph_20_Font"><text:span text:style-name="T1"> century through 2011 – along with crisis indicators taken from Reinhart and Rogoff’s public database.</text:span></text:span><text:span text:style-name="Default_20_Paragraph_20_Font"><text:span text:style-name="T9"><text:line-break/></text:span></text:span></text:p>
      <text:p text:style-name="P2"><text:span text:style-name="Default_20_Paragraph_20_Font"><text:span text:style-name="T4">Why This Database?</text:span></text:span></text:p>
      <text:p text:style-name="P1"/>
      <text:p text:style-name="P2"><text:span text:style-name="Default_20_Paragraph_20_Font"><text:span text:style-name="T1">Prior to the appearance of </text:span></text:span><text:span text:style-name="Default_20_Paragraph_20_Font"><text:span text:style-name="T3">This Time is Different</text:span></text:span><text:span text:style-name="Default_20_Paragraph_20_Font"><text:span text:style-name="T1">, discussions of sovereign credit more often revolved around political and trade-related factors. Reinhart and Rogoff have more appropriately focused the discussion on debt sustainability. As with individual and corporate debt, government debt becomes more risky as a government’s debt burden increases. While intuitively obvious, this truth too often gets lost among the multitude of criteria listed by rating agencies and within the politically charged fiscal policy debate.</text:span></text:span></text:p>
      <text:p text:style-name="P1"/>
      <text:p text:style-name="P2"><text:span text:style-name="Default_20_Paragraph_20_Font"><text:span text:style-name="T1">In addition to emphasizing the importance of debt sustainability, Reinhart and Rogoff showed the virtues of considering a longer history of sovereign debt crises. As they state in their preface:</text:span></text:span></text:p>
      <text:p text:style-name="P5"/>
      <text:p text:style-name="P5">“Above all, our emphasis is on looking at long spans of history to catch sight of ’rare’ events that are all too often forgotten, although they turn out to be far more common and similar than people seem to think. Indeed, analysts, policy makers, and even academic economists have an unfortunate tendency to view recent experience through the narrow window opened by standard data sets, typically based on a narrow range of experience in terms of countries and time periods. A large fraction of the academic and policy literature on debt and default draws conclusions on data collected since 1980, in no small part because such data are the most readily accessible. This approach would be fine except for the fact that financial crises have much longer cycles, and a data set that covers twenty-five years simply cannot give one an adequate perspective…”</text:p>
      <text:p text:style-name="P6"/>
      <text:p text:style-name="P2"><text:span text:style-name="Default_20_Paragraph_20_Font"><text:span text:style-name="T1">Reinhart and Rogoff greatly advanced what had been an innumerate conversation about public debt, by compiling, analyzing and promulgating a database containing a long time series of sovereign data. Their metric for analyzing debt sustainability – the ratio of general government debt to GDP – has now become a central focus of analysis.</text:span></text:span></text:p>
      <text:p text:style-name="P1"/>
      <text:p text:style-name="P2"><text:span text:style-name="Default_20_Paragraph_20_Font"><text:span text:style-name="T1">We see this as a mixed blessing. While the general government debt to GDP ratio properly relates sovereign debt to the ability of the underlying economy to support it, the metric has three important limitations.</text:span></text:span></text:p>
      <text:p text:style-name="P1"/>
      <text:p text:style-name="P2"><text:soft-page-break/><text:span text:style-name="Default_20_Paragraph_20_Font"><text:span text:style-name="T1">First, the use of a general government indicator can be misleading. General government debt refers to the aggregate borrowing of the sovereign and the country’s state, provincial and local governments. If a highly indebted local government – like Jefferson County, Alabama</text:span></text:span><text:span text:style-name="Default_20_Paragraph_20_Font"><text:span text:style-name="T1">, USA</text:span></text:span><text:span text:style-name="Default_20_Paragraph_20_Font"><text:span text:style-name="T1"> – can default without being bailed out by the central government, it is hard to see why that local issuer’s debt should be included in the numerator of a sovereign risk metric. A counter to this argument is that the United States is almost unique in that it doesn’t guarantee sub-sovereign debts. But, clearly neither the rating agencies nor the market believe that these guarantees are ironclad: otherwise all sub-sovereign debt would carry the sovereign rating and there would be no spread between sovereign and sub-sovereign bonds - other than perhaps a small differential to accommodate liquidity concerns and transaction costs.</text:span></text:span></text:p>
      <text:p text:style-name="P1"/>
      <text:p text:style-name="P2"><text:span text:style-name="Default_20_Paragraph_20_Font"><text:span text:style-name="T1">Second, governments vary in their ability to harvest tax revenue from their economic base. For example, the Greek and US governments are less capable of realizing revenue from a given amount of economic activity than a Scandinavian sovereign. Widespread tax evasion (as in Greece) or political barriers to tax increases (as in the US) can limit a government’s ability to raise revenue. Thus, government revenue may be a better metric than GDP for gauging a sovereign’s ability to service its debt.</text:span></text:span></text:p>
      <text:p text:style-name="P1"/>
      <text:p text:style-name="P2"><text:span text:style-name="Default_20_Paragraph_20_Font"><text:span text:style-name="T1">Finally, the stock of debt is not the best measure of its burden. Countries that face comparatively low interest rates can sustain higher levels of debt. </text:span></text:span><text:span text:style-name="Default_20_Paragraph_20_Font"><text:span text:style-name="T1">For example, </text:span></text:span><text:span text:style-name="Default_20_Paragraph_20_Font"><text:span text:style-name="T1">The United Kingdom avoided default despite a debt/GDP ratio of roughly 250% at the end of World War II. The amount of interest a sovereign must pay on its debt each year may thus be a better indicator of debt burden.</text:span></text:span></text:p>
      <text:p text:style-name="P1"/>
      <text:p text:style-name="P2"><text:span text:style-name="Default_20_Paragraph_20_Font"><text:span text:style-name="T1">Our new database attempts to address these concerns by layering central government revenue, expenditure and interest data on top of the statistics Reinhart and Rogoff previously published.</text:span></text:span></text:p>
      <text:p text:style-name="P1"/>
      <text:p text:style-name="P2"><text:span text:style-name="Default_20_Paragraph_20_Font"><text:span text:style-name="T4">A Public Resource Requiring Public Input</text:span></text:span></text:p>
      <text:p text:style-name="P2"><text:span text:style-name="Default_20_Paragraph_20_Font"><text:span text:style-name="T1">Unlike many financial data sets, this compilation is being offered free of charge and without a registration requirement. It is offered in the hope that it, too, will advance our understanding of sovereign credit risk.</text:span></text:span></text:p>
      <text:p text:style-name="P1"/>
      <text:p text:style-name="P2"><text:span text:style-name="Default_20_Paragraph_20_Font"><text:span text:style-name="T1">The database contains a large number of data points and we have made efforts to quality control the information. That said, there are substantial gaps, inconsistencies and inaccuracies in the data we are publishing.</text:span></text:span></text:p>
      <text:p text:style-name="P1"/>
      <text:p text:style-name="P3">Our goal in releasing the database is to encourage a mass collaboration process directed at enhancing the information. Just as Wikipedia articles asymptotically approach perfection through participation by the crowd, we hope that this database can be cleansed by its user community. There are tens of thousands of economists, historians, fiscal researchers and concerned citizens around the world that are capable of improving this data, and we hope that they will find us.</text:p>
      <text:p text:style-name="P3"/>
      <text:p text:style-name="P3">To encourage participation, we have added Wiki-style capabilities to the user interface. Users who wish to make changes can log in with an OpenID and edit individual data points. <text:s/>They can also enter comments to explain their changes. User changes are stored in an <text:soft-page-break/>audit trail, which moderators will periodically review – accepting only those that can be verified while rolling back others.</text:p>
      <text:p text:style-name="P3"/>
      <text:p text:style-name="P3">This design leverages the trigger functionality of MySQL to build a database audit trail that moderators can view and edit. We have thus married the collaborative strengths of a Wiki to the structure of a relational database. Maintaining a consistent structure is crucial for a dataset like this because it must ultimately be analyzed by a statistical tool such as R.</text:p>
      <text:p text:style-name="P3"/>
      <text:p text:style-name="P3">The unique approach to editing database fields Wiki-style was developed by my colleague, Vadim Ivlev. Vadim will contribute the underlying Python, JavaScript and MySQL code to a public GitHub repository in a few days.</text:p>
      <text:p text:style-name="P3"/>
      <text:p text:style-name="P4">Implications for Sovereign Ratings</text:p>
      <text:p text:style-name="P3"/>
      <text:p text:style-name="P2"><text:span text:style-name="Default_20_Paragraph_20_Font"><text:span text:style-name="T1">Once the dataset reaches an acceptable quality level, it can be used to support logit or probit </text:span></text:span><text:span text:style-name="Default_20_Paragraph_20_Font"><text:span text:style-name="T1">analysis</text:span></text:span><text:span text:style-name="Default_20_Paragraph_20_Font"><text:span text:style-name="T1"> of sovereign defaults. Our belief - based on case study evidence at the sovereign level and statistical modeling of US sub-sovereigns - is that the ratio of interest expense to revenue and annual revenue change are statistically significant predictors of default. We await conf</text:span></text:span><text:span text:style-name="Default_20_Paragraph_20_Font"><text:span text:style-name="T1">irmation or refutation </text:span></text:span><text:span text:style-name="Default_20_Paragraph_20_Font"><text:span text:style-name="T1">of this thesis </text:span></text:span><text:span text:style-name="Default_20_Paragraph_20_Font"><text:span text:style-name="T1">from</text:span></text:span><text:span text:style-name="Default_20_Paragraph_20_Font"><text:span text:style-name="T1"> the</text:span></text:span><text:span text:style-name="Default_20_Paragraph_20_Font"><text:span text:style-name="T1"> data set. </text:span></text:span><text:span text:style-name="Default_20_Paragraph_20_Font"><text:span text:style-name="T1">If statistically significant indicators are found, it will be possible to build a predictive model of sovereign default that could be hosted by our partners at </text:span></text:span><text:a xlink:type="simple" xlink:href="http://www.wikirating.org/" office:target-frame-name="_top" xlink:show="replace"><text:span text:style-name="Hyperlink"><text:span text:style-name="T1">Wikirating</text:span></text:span></text:a><text:span text:style-name="Default_20_Paragraph_20_Font"><text:span text:style-name="T1">. The result, we hope, will be a credible, transparent and collaborative alternative to the credit ratings status quo.</text:span></text:span></text:p>
      <text:p text:style-name="P1"/>
      <text:p text:style-name="P2"><text:span text:style-name="Default_20_Paragraph_20_Font"><text:span text:style-name="T4">Sources and Acknowledgements</text:span></text:span></text:p>
      <text:p text:style-name="P2"><text:span text:style-name="Default_20_Paragraph_20_Font"><text:span text:style-name="T4"><text:line-break/></text:span></text:span><text:span text:style-name="Default_20_Paragraph_20_Font"><text:span text:style-name="T1">Aside from the data set provided by Reinhart and Rogoff, we also relied heavily upon the </text:span></text:span><text:a xlink:type="simple" xlink:href="http://www.centerforfinancialstability.org/hfs.php" office:target-frame-name="_blank" xlink:show="new"><text:span text:style-name="Default_20_Paragraph_20_Font"><text:span text:style-name="T6">Center for Financial Stability’s Historical Financial Statistics</text:span></text:span></text:a><text:span text:style-name="Default_20_Paragraph_20_Font"><text:span text:style-name="T1">. The goal of HFS is “to be a source of comprehensive, authoritative, easy-to-use macroeconomic data stretching back several centuries.” This ambitious effort includes data on exchange rates, prices, interest rates, national income accounts and population in addition to government finance statistics. Kurt Schuler, the project leader for HFS, generously offered numerous suggestions about data sources as well as connections to other researchers who gave us advice.</text:span></text:span></text:p>
      <text:p text:style-name="P1"/>
      <text:p text:style-name="P2"><text:span text:style-name="Default_20_Paragraph_20_Font"><text:span text:style-name="T1">Other key international data sources used in compiling the database were:</text:span></text:span></text:p>
      <text:p text:style-name="P1"/>
      <text:list xml:id="list39515537" text:style-name="L1">
        <text:list-item>
          <text:p text:style-name="P8">International Monetary Fund’s Government Finance Statistics</text:p>
        </text:list-item>
        <text:list-item>
          <text:p text:style-name="P8">Eurostat</text:p>
        </text:list-item>
        <text:list-item>
          <text:p text:style-name="P8">UN Statistical Yearbook</text:p>
        </text:list-item>
        <text:list-item>
          <text:p text:style-name="P8">League of Nation’s Statistical Yearbook</text:p>
        </text:list-item>
        <text:list-item>
          <text:p text:style-name="P8">B. R. Mitchell’s International Historical Statistics, Various Editions, London: Palgrave Macmillan.</text:p>
        </text:list-item>
        <text:list-item>
          <text:p text:style-name="P8">Almanach de Gotha</text:p>
        </text:list-item>
        <text:list-item>
          <text:p text:style-name="P8">The Statesman’s Year Book</text:p>
        </text:list-item>
        <text:list-item>
          <text:p text:style-name="P8"><text:soft-page-break/>Corporation of Foreign Bondholders Annual Reports</text:p>
        </text:list-item>
        <text:list-item>
          <text:p text:style-name="P8">Statistical Abstract for the Principal and Other Foreign Countries</text:p>
        </text:list-item>
      </text:list>
      <text:p text:style-name="P2"><text:span text:style-name="Default_20_Paragraph_20_Font"><text:span text:style-name="T1">For several countries, we were able to obtain nation-specific time series from finance ministry or national statistical service websites.</text:span></text:span></text:p>
      <text:p text:style-name="P1"/>
      <text:p text:style-name="P2"><text:span text:style-name="Default_20_Paragraph_20_Font"><text:span text:style-name="T1">We would also like to thank Dr. John Gerring of Boston University and Co-Director of the </text:span></text:span><text:a xlink:type="simple" xlink:href="http://peanut.bu.edu/about/" office:target-frame-name="_blank" xlink:show="new"><text:span text:style-name="Default_20_Paragraph_20_Font"><text:span text:style-name="T6">CLIO World Tables project</text:span></text:span></text:a><text:span text:style-name="Default_20_Paragraph_20_Font"><text:span text:style-name="T1">, for sharing data and providing further leads as well as Dr. Joshua Greene, author of </text:span></text:span><text:a xlink:type="simple" xlink:href="http://books.google.com/books/about/Public_Finance.html?id=-k-GZwEACAAJ" office:target-frame-name="_blank" xlink:show="new"><text:span text:style-name="Default_20_Paragraph_20_Font"><text:span text:style-name="T6">Public Finance: An International Perspective</text:span></text:span></text:a><text:span text:style-name="Default_20_Paragraph_20_Font"><text:span text:style-name="T7">, </text:span></text:span><text:span text:style-name="Default_20_Paragraph_20_Font"><text:span text:style-name="T1">for alerting us to the IMF Library in Washington, DC.</text:span></text:span></text:p>
      <text:p text:style-name="P1"/>
      <text:p text:style-name="P2"><text:span text:style-name="Default_20_Paragraph_20_Font"><text:span text:style-name="T1">A number of researchers and developers played valuable roles in compiling the data and placing it on line. We would especially like to thank Charles Tian, T. Wayne Pugh, Ami</text:span></text:span><text:span text:style-name="Default_20_Paragraph_20_Font"><text:span text:style-name="T1">r Muhammed, </text:span></text:span><text:span text:style-name="Default_20_Paragraph_20_Font"><text:span text:style-name="T1">Anshul Gupta</text:span></text:span><text:span text:style-name="Default_20_Paragraph_20_Font"><text:span text:style-name="T1"> and Vadim Ivlev</text:span></text:span><text:span text:style-name="Default_20_Paragraph_20_Font"><text:span text:style-name="T1">, as well as Karthick Palaniappan and his colleagues at H-Garb Informatix in Chennai, India for their contributions.</text:span></text:span></text:p>
      <text:p text:style-name="P1"/>
      <text:p text:style-name="P2"><text:span text:style-name="Default_20_Paragraph_20_Font"><text:span text:style-name="T5">Finally, we would like to thank the National University of Singapore’s Risk Management Institute for the generous grant that made this work possible.</text:span></text:span></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Balloon_20_Text" style:display-name="Balloon Text" style:family="paragraph" style:parent-style-name="Normal">
      <style:paragraph-properties fo:margin-top="0in" fo:margin-bottom="0in"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_5f_CharLFO1LVL1" style:display-name="WW_CharLFO1LVL1" style:family="text">
      <style:text-properties style:font-name="Symbol" fo:font-size="10pt" style:font-size-asian="10pt"/>
    </style:style>
    <style:style style:name="WW_5f_CharLFO1LVL2" style:display-name="WW_CharLFO1LVL2" style:family="text">
      <style:text-properties style:font-name="Courier New" fo:font-size="10pt" style:font-size-asian="10pt"/>
    </style:style>
    <style:style style:name="WW_5f_CharLFO1LVL3" style:display-name="WW_CharLFO1LVL3" style:family="text">
      <style:text-properties style:font-name="Wingdings" fo:font-size="10pt" style:font-size-asian="10pt"/>
    </style:style>
    <style:style style:name="WW_5f_CharLFO1LVL4" style:display-name="WW_CharLFO1LVL4" style:family="text">
      <style:text-properties style:font-name="Wingdings" fo:font-size="10pt" style:font-size-asian="10pt"/>
    </style:style>
    <style:style style:name="WW_5f_CharLFO1LVL5" style:display-name="WW_CharLFO1LVL5" style:family="text">
      <style:text-properties style:font-name="Wingdings" fo:font-size="10pt" style:font-size-asian="10pt"/>
    </style:style>
    <style:style style:name="WW_5f_CharLFO1LVL6" style:display-name="WW_CharLFO1LVL6" style:family="text">
      <style:text-properties style:font-name="Wingdings" fo:font-size="10pt" style:font-size-asian="10pt"/>
    </style:style>
    <style:style style:name="WW_5f_CharLFO1LVL7" style:display-name="WW_CharLFO1LVL7" style:family="text">
      <style:text-properties style:font-name="Wingdings" fo:font-size="10pt" style:font-size-asian="10pt"/>
    </style:style>
    <style:style style:name="WW_5f_CharLFO1LVL8" style:display-name="WW_CharLFO1LVL8" style:family="text">
      <style:text-properties style:font-name="Wingdings" fo:font-size="10pt" style:font-size-asian="10pt"/>
    </style:style>
    <style:style style:name="WW_5f_CharLFO1LVL9" style:display-name="WW_CharLFO1LVL9" style:family="text">
      <style:text-properties style:font-name="Wingding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3-01-25T19:37:02.34</meta:creation-date>
    <meta:editing-cycles>1</meta:editing-cycles>
    <meta:editing-duration>P0D</meta:editing-duration>
    <meta:document-statistic meta:table-count="0" meta:image-count="0" meta:object-count="0" meta:page-count="4" meta:paragraph-count="38" meta:word-count="1514" meta:character-count="9632"/>
  </office:meta>
</office:document-meta>
</file>